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SFMono-Regular" svg:font-family="SFMono-Regular, Consolas, 'Liberation Mono', Menlo, monospac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background-color="#ffffff" style:vertical-align="baseline"/>
      <style:text-properties fo:color="#333333" loext:padding="0cm" loext:border="none"/>
    </style:style>
    <style:style style:name="P2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background-color="#ffffff" style:vertical-align="baseline"/>
      <style:text-properties fo:color="#333333" style:font-name="DejaVu Sans" fo:font-size="12pt" style:font-size-asian="12pt" style:font-size-complex="12pt"/>
    </style:style>
    <style:style style:name="P3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background-color="#ffffff" style:vertical-align="baseline"/>
    </style:style>
    <style:style style:name="P4" style:family="paragraph" style:parent-style-name="Normal_20__28_Web_29_">
      <loext:graphic-properties draw:fill="solid" draw:fill-color="#ffffff"/>
      <style:paragraph-properties fo:margin-top="0cm" fo:margin-bottom="0.794cm" loext:contextual-spacing="false" fo:line-height="115%" fo:background-color="#ffffff" style:vertical-align="baseline"/>
      <style:text-properties style:font-name="DejaVu Sans" fo:font-size="12pt" style:font-size-asian="12pt" style:font-size-complex="12pt"/>
    </style:style>
    <style:style style:name="P5" style:family="paragraph" style:parent-style-name="Standard">
      <style:paragraph-properties fo:line-height="115%"/>
      <style:text-properties style:font-name="DejaVu Sans" fo:font-size="12pt" style:font-size-asian="12pt" style:font-name-complex="Times New Roman1" style:font-size-complex="12pt"/>
    </style:style>
    <style:style style:name="P6" style:family="paragraph" style:parent-style-name="Standard">
      <style:paragraph-properties fo:line-height="115%"/>
      <style:text-properties style:font-name="DejaVu Sans" fo:font-size="12pt" fo:language="en" fo:country="US" style:font-size-asian="12pt" style:font-name-complex="Times New Roman1" style:font-size-complex="12pt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fo:line-height="115%" fo:background-color="#ffffff" style:vertical-align="baseline"/>
      <style:text-properties style:font-name="DejaVu Sans" fo:font-size="12pt" style:font-size-asian="12pt" style:font-size-complex="12pt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15%" fo:background-color="#ffffff" style:vertical-align="baseline"/>
      <style:text-properties style:font-name="DejaVu Sans" fo:font-size="12pt" officeooo:paragraph-rsid="0019ffe5" style:font-size-asian="12pt" style:font-size-complex="12pt"/>
    </style:style>
    <style:style style:name="P9" style:family="paragraph" style:parent-style-name="Standard" style:list-style-name="L1">
      <style:paragraph-properties fo:margin-top="0cm" fo:margin-bottom="0cm" loext:contextual-spacing="false" fo:line-height="115%" style:vertical-align="baseline"/>
      <style:text-properties style:font-name="DejaVu Sans" fo:font-size="12pt" style:font-size-asian="12pt" style:font-size-complex="12pt"/>
    </style:style>
    <style:style style:name="P10" style:family="paragraph" style:parent-style-name="Standard" style:list-style-name="L2">
      <style:paragraph-properties fo:margin-top="0cm" fo:margin-bottom="0cm" loext:contextual-spacing="false" fo:line-height="115%" style:vertical-align="baseline"/>
      <style:text-properties style:font-name="DejaVu Sans" fo:font-size="12pt" style:font-size-asian="12pt" style:font-size-complex="12pt"/>
    </style:style>
    <style:style style:name="P11" style:family="paragraph" style:parent-style-name="Standard" style:list-style-name="L3">
      <style:paragraph-properties fo:margin-top="0cm" fo:margin-bottom="0cm" loext:contextual-spacing="false" fo:line-height="115%" style:vertical-align="baseline"/>
      <style:text-properties style:font-name="DejaVu Sans" fo:font-size="12pt" style:font-size-asian="12pt" style:font-size-complex="12pt"/>
    </style:style>
    <style:style style:name="P12" style:family="paragraph" style:parent-style-name="Standard" style:list-style-name="">
      <loext:graphic-properties draw:fill="solid" draw:fill-color="#ffffff"/>
      <style:paragraph-properties fo:margin-top="0cm" fo:margin-bottom="0.397cm" loext:contextual-spacing="false" fo:line-height="115%" fo:text-align="start" style:justify-single-word="false" fo:background-color="#ffffff" style:vertical-align="baseline"/>
      <style:text-properties style:font-name="DejaVu Sans" fo:font-size="12pt" style:font-size-asian="12pt" style:font-size-complex="12pt"/>
    </style:style>
    <style:style style:name="P13" style:family="paragraph" style:parent-style-name="Standard">
      <loext:graphic-properties draw:fill="solid" draw:fill-color="#ffffff"/>
      <style:paragraph-properties fo:margin-top="0cm" fo:margin-bottom="0.794cm" loext:contextual-spacing="false" fo:line-height="115%" fo:background-color="#ffffff" style:vertical-align="baseline"/>
      <style:text-properties style:font-name="DejaVu Sans" fo:font-size="12pt" style:font-size-asian="12pt" style:font-size-complex="12pt"/>
    </style:style>
    <style:style style:name="P14" style:family="paragraph" style:parent-style-name="Standard" style:list-style-name="WWNum4">
      <style:paragraph-properties fo:margin-left="0.529cm" fo:margin-right="0cm" fo:margin-top="0.265cm" fo:margin-bottom="0.265cm" loext:contextual-spacing="false" fo:line-height="115%" fo:text-indent="-0.635cm" style:auto-text-indent="false" style:vertical-align="baseline"/>
      <style:text-properties style:font-name="DejaVu Sans" fo:font-size="12pt" style:font-size-asian="12pt" style:font-size-complex="12pt"/>
    </style:style>
    <style:style style:name="P15" style:family="paragraph" style:parent-style-name="Standard">
      <style:paragraph-properties fo:margin-left="0.529cm" fo:margin-right="0cm" fo:margin-top="0cm" fo:margin-bottom="0cm" loext:contextual-spacing="false" fo:line-height="115%" fo:text-indent="0cm" style:auto-text-indent="false" style:vertical-align="baseline"/>
      <style:text-properties style:font-name="DejaVu Sans" fo:font-size="12pt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Standard">
      <style:paragraph-properties fo:margin-left="0.529cm" fo:margin-right="0cm" fo:margin-top="0.265cm" fo:margin-bottom="0.265cm" loext:contextual-spacing="false" fo:line-height="115%" fo:text-indent="0cm" style:auto-text-indent="false" style:vertical-align="baseline"/>
      <style:text-properties style:font-name="DejaVu Sans" fo:font-size="12pt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orphans="2" fo:widows="2" fo:text-indent="0cm" style:auto-text-indent="false" style:vertical-align="baseline">
        <style:tab-stops>
          <style:tab-stop style:position="5.345cm"/>
        </style:tab-stops>
      </style:paragraph-properties>
      <style:text-properties fo:color="#333333" style:font-name="DejaVu Sans" fo:font-size="12pt" officeooo:paragraph-rsid="0019ffe5" style:font-size-asian="12pt" style:font-size-complex="12pt"/>
    </style:style>
    <style:style style:name="P18" style:family="paragraph" style:parent-style-name="Standard" style:master-page-name="Standard">
      <style:paragraph-properties fo:margin-left="0cm" fo:margin-right="0cm" fo:line-height="115%" fo:orphans="2" fo:widows="2" fo:text-indent="0cm" style:auto-text-indent="false" style:page-number="auto"/>
      <style:text-properties style:font-name="DejaVu Sans" officeooo:paragraph-rsid="0019ffe5"/>
    </style:style>
    <style:style style:name="T1" style:family="text">
      <style:text-properties style:font-name="Times New Roman" fo:font-size="12pt" fo:font-weight="bold" style:letter-kerning="true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fo:color="#333333"/>
    </style:style>
    <style:style style:name="T5" style:family="text">
      <style:text-properties fo:color="#333333" loext:padding="0cm" loext:border="none"/>
    </style:style>
    <style:style style:name="T6" style:family="text">
      <style:text-properties fo:color="#333333" fo:language="en" fo:country="US"/>
    </style:style>
    <style:style style:name="T7" style:family="text">
      <style:text-properties fo:color="#333333" style:font-name="DejaVu Sans" fo:font-size="12pt" style:font-size-asian="12pt" style:font-size-complex="12pt"/>
    </style:style>
    <style:style style:name="T8" style:family="text">
      <style:text-properties fo:color="#333333" style:font-name="DejaVu Sans" fo:font-size="12pt" style:font-size-asian="12pt" style:font-size-complex="12pt" loext:padding="0cm" loext:border="none"/>
    </style:style>
    <style:style style:name="T9" style:family="text">
      <style:text-properties fo:color="#333333" style:font-name="DejaVu Sans" fo:font-size="12pt" fo:language="en" fo:country="US" style:font-size-asian="12pt" style:font-size-complex="12pt" loext:padding="0cm" loext:border="none"/>
    </style:style>
    <style:style style:name="T10" style:family="text">
      <style:text-properties style:font-name="DejaVu Sans" fo:font-size="12pt" style:font-size-asian="12pt" style:font-size-complex="12pt"/>
    </style:style>
    <style:style style:name="T11" style:family="text">
      <style:text-properties fo:font-weight="bold" style:letter-kerning="true" style:font-name-asian="Times New Roman1" style:language-asian="ru" style:country-asian="RU" style:font-weight-asian="bold" style:font-name-complex="Times New Roman1" style:font-weight-complex="bold"/>
    </style:style>
    <style:style style:name="T12" style:family="text">
      <style:text-properties fo:font-weight="bold" style:font-name-asian="Times New Roman1" style:language-asian="ru" style:country-asian="RU" style:font-weight-asian="bold" style:font-name-complex="Times New Roman1" style:font-weight-complex="bold" loext:padding="0cm" loext:border="none"/>
    </style:style>
    <style:style style:name="T13" style:family="text">
      <style:text-properties style:font-name-asian="Times New Roman1" style:language-asian="ru" style:country-asian="RU" style:font-name-complex="Times New Roman1"/>
    </style:style>
    <style:style style:name="T14" style:family="text">
      <style:text-properties fo:language="en" fo:country="US" fo:font-weight="bold" style:font-name-asian="Times New Roman1" style:language-asian="ru" style:country-asian="RU" style:font-weight-asian="bold" style:font-name-complex="Times New Roman1" style:font-weight-complex="bold" loext:padding="0cm" loext:border="none"/>
    </style:style>
    <style:style style:name="T15" style:family="text">
      <style:text-properties fo:font-variant="normal" fo:text-transform="none" fo:color="#24292e" fo:letter-spacing="normal" fo:font-style="normal" fo:font-weight="normal" officeooo:rsid="001ff70c" style:font-weight-asian="bold" style:font-name-complex="Times New Roman1" style:font-weight-complex="bold"/>
    </style:style>
    <style:style style:name="T16" style:family="text">
      <style:text-properties fo:font-variant="normal" fo:text-transform="none" fo:color="#24292e" fo:letter-spacing="normal" fo:font-style="normal" fo:font-weight="normal" officeooo:rsid="001f2d30" style:font-name-asian="Times New Roman1" style:language-asian="ru" style:country-asian="RU" style:font-weight-asian="bold" style:font-name-complex="Times New Roman1" style:font-weight-complex="bold"/>
    </style:style>
    <style:style style:name="T17" style:family="text">
      <style:text-properties fo:font-variant="normal" fo:text-transform="none" fo:color="#24292e" fo:letter-spacing="normal" fo:font-style="normal" fo:font-weight="normal" officeooo:rsid="001ff70c" style:font-name-asian="Times New Roman1" style:language-asian="ru" style:country-asian="RU" style:font-weight-asian="bold" style:font-name-complex="Times New Roman1" style:font-weight-complex="bold"/>
    </style:style>
    <style:style style:name="T18" style:family="text">
      <style:text-properties fo:font-variant="normal" fo:text-transform="none" fo:color="#24292e" fo:font-size="18pt" fo:letter-spacing="normal" fo:font-style="normal" fo:font-weight="bold" officeooo:rsid="001f2d30" style:font-size-asian="18pt" style:font-weight-asian="bold" style:font-size-complex="18pt" style:font-weight-complex="bold"/>
    </style:style>
    <style:style style:name="T19" style:family="text">
      <style:text-properties fo:font-variant="normal" fo:text-transform="none" fo:color="#24292e" fo:font-size="18pt" fo:letter-spacing="normal" fo:font-style="normal" fo:font-weight="bold" officeooo:rsid="0019ffe5" style:font-size-asian="18pt" style:font-weight-asian="bold" style:font-size-complex="18pt" style:font-weight-complex="bold"/>
    </style:style>
    <style:style style:name="T20" style:family="text">
      <style:text-properties fo:font-variant="normal" fo:text-transform="none" fo:color="#24292e" fo:font-size="18pt" fo:letter-spacing="normal" fo:font-style="normal" fo:font-weight="bold" officeooo:rsid="0004dab7" style:font-size-asian="18pt" style:font-weight-asian="bold" style:font-size-complex="18pt" style:font-weight-complex="bold"/>
    </style:style>
    <style:style style:name="T21" style:family="text">
      <style:text-properties fo:font-variant="normal" fo:text-transform="none" fo:color="#24292e" fo:font-size="18pt" fo:letter-spacing="normal" fo:font-style="normal" fo:font-weight="bold" officeooo:rsid="001ff70c" style:font-size-asian="18pt" style:font-weight-asian="bold" style:font-size-complex="18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4cm" fo:text-indent="-0.635cm" fo:margin-left="1.1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4cm" fo:text-indent="-0.635cm" fo:margin-left="1.1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4cm" fo:text-indent="-0.635cm" fo:margin-left="1.1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8">С</text:span><text:span text:style-name="T19">емнадцатая</text:span><text:span text:style-name="T20">(</text:span><text:span text:style-name="T19">17</text:span><text:span text:style-name="T20">).</text:span><text:span text:style-name="T21"> Вопросы</text:span></text:p>
      <text:p text:style-name="P17"><text:span text:style-name="T16">1</text:span><text:span text:style-name="T17">)</text:span><text:span text:style-name="T15">C++. Работа с двоичными файлами</text:span></text:p>
      <text:p text:style-name="P17"><text:span text:style-name="T15"/></text:p>
      <text:h text:style-name="P12" text:outline-level="1"><text:span text:style-name="T11">Обработка двоичных файлов в C++</text:span></text:h>
      <text:p text:style-name="P13"><text:span text:style-name="T13">Для того чтобы записать данные в двоичный файл, необходимо:</text:span></text:p>
      <text:list xml:id="list3168866612" text:style-name="L1">
        <text:list-item>
          <text:p text:style-name="P9"><text:span text:style-name="T13">описать файловую переменную типа </text:span><text:span text:style-name="T12">FAIL * </text:span><text:span text:style-name="T13">с помощью оператора </text:span><text:span text:style-name="T12">FILE *filename</text:span><text:span text:style-name="T13">, здесь </text:span><text:span text:style-name="T12">filename </text:span><text:span text:style-name="T13">— имя переменной, где будет храниться указатель на файл.</text:span></text:p>
        </text:list-item>
        <text:list-item>
          <text:p text:style-name="P9"><text:span text:style-name="T13">открыть файл с помощью функции </text:span><text:span text:style-name="T12">fopen</text:span></text:p>
        </text:list-item>
        <text:list-item>
          <text:p text:style-name="P9"><text:span text:style-name="T13">записать информацию в файл с помощью функции </text:span><text:span text:style-name="T12">fwrite</text:span></text:p>
        </text:list-item>
        <text:list-item>
          <text:p text:style-name="P9"><text:span text:style-name="T13">закрыть файл с помощью функции </text:span><text:span text:style-name="T12">fclose</text:span></text:p>
        </text:list-item>
      </text:list>
      <text:p text:style-name="P13"><text:span text:style-name="T13">Для того чтобы считать данные из двоичного файла, необходимо:</text:span></text:p>
      <text:list xml:id="list2264446585" text:style-name="L2">
        <text:list-item>
          <text:p text:style-name="P10"><text:span text:style-name="T13">описать переменную типа </text:span><text:span text:style-name="T12">FILE *</text:span></text:p>
        </text:list-item>
        <text:list-item>
          <text:p text:style-name="P10"><text:span text:style-name="T13">открыть файл с помощью функции </text:span><text:span text:style-name="T12">fopen</text:span></text:p>
        </text:list-item>
        <text:list-item>
          <text:p text:style-name="P10"><text:span text:style-name="T13">считать необходимую информацию из файла с помощью функции </text:span><text:span text:style-name="T12">fread</text:span><text:span text:style-name="T13">, при этом следить за тем достигнут ли конец файла.</text:span></text:p>
        </text:list-item>
        <text:list-item>
          <text:p text:style-name="P10"><text:span text:style-name="T13">закрыть файл с помощью функции </text:span><text:span text:style-name="T12">fclose</text:span></text:p>
        </text:list-item>
      </text:list>
      <text:p text:style-name="P13"><text:span text:style-name="T13">Рассмотрим основные функции, необходимые для работы с двоичными файлами.</text:span></text:p>
      <text:p text:style-name="P7"><text:span text:style-name="T13">Для открытия файла предназначена функция </text:span><text:span text:style-name="T12">fopen</text:span><text:span text:style-name="T13">.</text:span></text:p>
      <text:p text:style-name="P7"><text:span text:style-name="T14">FILE *fopen(const *filename, const char *mode)</text:span></text:p>
      <text:p text:style-name="P7"><text:span text:style-name="T13">Здесь </text:span><text:span text:style-name="T12">filename </text:span><text:span text:style-name="T13">— строка, в которой хранится полное имя открываемого файла, </text:span><text:span text:style-name="T12">mode </text:span><text:span text:style-name="T13">— строка, определяющая режим работы с файлом; возможны следующие значения:</text:span></text:p>
      <text:p text:style-name="P15"/>
      <text:p text:style-name="P15"/>
      <text:list xml:id="list499932547" text:style-name="L3">
        <text:list-item>
          <text:p text:style-name="P11"><text:span text:style-name="T13">«</text:span><text:span text:style-name="T12">rb</text:span><text:span text:style-name="T13">» — открываем двоичный файл в режиме чтения;</text:span></text:p>
        </text:list-item>
        <text:list-item>
          <text:p text:style-name="P11"><text:span text:style-name="T13">«</text:span><text:span text:style-name="T12">wb</text:span><text:span text:style-name="T13">» — создаем двоичный файл для записи; если он существует, то его содержимое очищается;</text:span></text:p>
        </text:list-item>
        <text:list-item>
          <text:p text:style-name="P11"><text:span text:style-name="T13">«</text:span><text:span text:style-name="T12">ab</text:span><text:span text:style-name="T13">» — создаем или открываем двоичный файл для дозаписи в конец файла;</text:span></text:p>
        </text:list-item>
        <text:list-item>
          <text:p text:style-name="P11"><text:span text:style-name="T13">«</text:span><text:span text:style-name="T12">rb+</text:span><text:span text:style-name="T13">» — открываем существующий двоичный файл в режиме чтения и записи;</text:span></text:p>
        </text:list-item>
        <text:list-item>
          <text:p text:style-name="P11"><text:span text:style-name="T13">«</text:span><text:span text:style-name="T12">wb+</text:span><text:span text:style-name="T13">» — открываем двоичный файл в режиме чтения и записи, существующий файл очищается;</text:span></text:p>
        </text:list-item>
        <text:list-item>
          <text:p text:style-name="P11"><text:span text:style-name="T13">«</text:span><text:span text:style-name="T12">ab+</text:span><text:span text:style-name="T13">» — двоичный файл открывается или создается для исправления существующий информации и добавления новой в конец файла.</text:span></text:p>
        </text:list-item>
      </text:list>
      <text:p text:style-name="P5"/>
      <text:p text:style-name="P3"><text:soft-page-break/><text:span text:style-name="T7">Для закрытия файла предназначена функция </text:span><text:span text:style-name="Strong"><text:span text:style-name="T8">fclose</text:span></text:span><text:span text:style-name="T7">:</text:span></text:p>
      <text:p text:style-name="P3"><text:span text:style-name="Strong"><text:span text:style-name="T8">int fclose(FILE *filename);</text:span></text:span></text:p>
      <text:p text:style-name="P3"><text:span text:style-name="T7">Она возвращает 0 при успешном закрытие файла и </text:span><text:span text:style-name="Strong"><text:span text:style-name="T8">EOF </text:span></text:span><text:span text:style-name="T7">в противном случае.</text:span></text:p>
      <text:p text:style-name="P3"><text:span text:style-name="T7">Функция </text:span><text:span text:style-name="Strong"><text:span text:style-name="T8">remove </text:span></text:span><text:span text:style-name="T7">предназначена для удаления файлов:</text:span></text:p>
      <text:p text:style-name="P3"><text:span text:style-name="Strong"><text:span text:style-name="T9">int remove(const char *filename);</text:span></text:span></text:p>
      <text:p text:style-name="P4"><text:span text:style-name="T4">Эта функция удаляет с диска файл с именем filenema. Удаляемый файл должен быть закрыт. Функция возвращает ненулевое значение, если файл не удалось удалить.</text:span></text:p>
      <text:p text:style-name="P3"><text:span text:style-name="T7">Для переименования файлов предназначена функция </text:span><text:span text:style-name="Strong"><text:span text:style-name="T8">rename</text:span></text:span><text:span text:style-name="T7">:</text:span></text:p>
      <text:p text:style-name="P3"><text:span text:style-name="Strong"><text:span text:style-name="T9">int rename(const char *oldfilename, const char *newfilename);</text:span></text:span></text:p>
      <text:p text:style-name="P6"/>
      <text:p text:style-name="P3"><text:span text:style-name="T7">Функция </text:span><text:span text:style-name="Strong"><text:span text:style-name="T8">fread </text:span></text:span><text:span text:style-name="T7">считывает из файла </text:span><text:span text:style-name="Strong"><text:span text:style-name="T8">filename </text:span></text:span><text:span text:style-name="T7">в массив </text:span><text:span text:style-name="Strong"><text:span text:style-name="T8">ptr n </text:span></text:span><text:span text:style-name="T7">элементов размера </text:span><text:span text:style-name="Strong"><text:span text:style-name="T8">size</text:span></text:span><text:span text:style-name="T7">. Функция возвращает количество считанных элементов. После чтения из файла его указатель смещается на </text:span><text:span text:style-name="Strong"><text:span text:style-name="T8">n*size </text:span></text:span><text:span text:style-name="T7">байт.</text:span></text:p>
      <text:p text:style-name="P2"/>
      <text:p text:style-name="P3"><text:span text:style-name="T7">Запись в двоичный файл осуществляется с помощью функции </text:span><text:span text:style-name="Strong"><text:span text:style-name="T8">fwrite</text:span></text:span><text:span text:style-name="T7">:</text:span></text:p>
      <text:p text:style-name="P3"><text:span text:style-name="Strong"><text:span text:style-name="T9">fwrite(const void *ptr, size, n, FILE *filename);</text:span></text:span></text:p>
      <text:p text:style-name="P3"><text:span text:style-name="T7">Функция </text:span><text:span text:style-name="Strong"><text:span text:style-name="T8">fwrite </text:span></text:span><text:span text:style-name="T7">записывает в файл </text:span><text:span text:style-name="Strong"><text:span text:style-name="T8">filename </text:span></text:span><text:span text:style-name="T7">из массива </text:span><text:span text:style-name="Strong"><text:span text:style-name="T8">ptr n </text:span></text:span><text:span text:style-name="T7">элементов размера </text:span><text:span text:style-name="Strong"><text:span text:style-name="T8">size</text:span></text:span><text:span text:style-name="T7">. Функция возвращает количество записанных элементов. После записи информации в файл указатель смещается на </text:span><text:span text:style-name="Strong"><text:span text:style-name="T8">n*size </text:span></text:span><text:span text:style-name="T7">байт.</text:span></text:p>
      <text:p text:style-name="P2"/>
      <text:p text:style-name="P3"><text:span text:style-name="T7">Для контроля достижения конца файла есть функция </text:span><text:span text:style-name="Strong"><text:span text:style-name="T8">feof</text:span></text:span><text:span text:style-name="T7">:</text:span></text:p>
      <text:p text:style-name="P3"><text:span text:style-name="Strong"><text:span text:style-name="T8">int feof(FILE *filename);</text:span></text:span></text:p>
      <text:p text:style-name="P1"><text:span text:style-name="Strong"><text:span text:style-name="T10"/></text:span></text:p>
      <text:p text:style-name="P7"><text:span text:style-name="T14">int fseek(FILE *filename, long int offset, int origin);</text:span></text:p>
      <text:p text:style-name="P8"><text:span text:style-name="T13">Функция устанавливает указатель текущий позиции файла </text:span><text:span text:style-name="T12">F </text:span><text:span text:style-name="T13">в соответствии со значением начала отсчета </text:span><text:span text:style-name="T12">origin </text:span><text:span text:style-name="T13">и смещения </text:span><text:span text:style-name="T12">offset</text:span><text:span text:style-name="T13">. Параметр </text:span><text:span text:style-name="T12">offset </text:span><text:span text:style-name="T13">равен количеству байтов, на которые будет смещен указатель файла относительно начала отсчета, заданного параметром </text:span><text:span text:style-name="T12">origin</text:span><text:span text:style-name="T13">. В качестве значения для параметра </text:span><text:span text:style-name="T12">origin </text:span><text:span text:style-name="T13">должно быть взято одно из следующих значений отсчета смещения </text:span><text:span text:style-name="T12">offset</text:span><text:span text:style-name="T13">, определенных в заголовке </text:span><text:span text:style-name="T12">stdio.h</text:span><text:span text:style-name="T13">:</text:span></text:p>
      <text:list xml:id="list2994532020" text:style-name="WWNum4">
        <text:list-item>
          <text:p text:style-name="P14"><text:span text:style-name="T13">SEEK_SET — с начала файла;</text:span></text:p>
        </text:list-item>
        <text:list-item>
          <text:p text:style-name="P14"><text:span text:style-name="T13">SEEK_CUR — с текущей позиции;</text:span></text:p>
        </text:list-item>
        <text:list-item>
          <text:p text:style-name="P14"><text:span text:style-name="T13">SEEK_END — с конца файла.</text:span></text:p>
        </text:list-item>
      </text:list>
      <text:p text:style-name="P1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SFMono-Regular" svg:font-family="SFMono-Regular, Consolas, 'Liberation Mono', Menlo, monospac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eter</meta:initial-creator>
    <meta:editing-cycles>9</meta:editing-cycles>
    <meta:creation-date>2020-06-22T16:56:00</meta:creation-date>
    <dc:date>2020-06-22T21:09:23.005342295</dc:date>
    <meta:editing-duration>PT35M5S</meta:editing-duration>
    <meta:generator>LibreOffice/6.3.5.2$Linux_X86_64 LibreOffice_project/30$Build-2</meta:generator>
    <meta:document-statistic meta:table-count="0" meta:image-count="0" meta:object-count="0" meta:page-count="2" meta:paragraph-count="42" meta:word-count="457" meta:character-count="3149" meta:non-whitespace-character-count="27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